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anklin Gothic Medium" svg:font-family="'Franklin Gothic Medium', sans-serif"/>
    <style:font-face style:name="Verdana" svg:font-family="Verdana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d45" officeooo:paragraph-rsid="0005dd45"/>
    </style:style>
    <style:style style:name="P2" style:family="paragraph" style:parent-style-name="Standard">
      <style:text-properties officeooo:rsid="0005dd45" officeooo:paragraph-rsid="0005dd45"/>
    </style:style>
    <style:style style:name="P3" style:family="paragraph" style:parent-style-name="Standard">
      <style:text-properties style:font-name="Times New Roman" fo:font-size="12pt" officeooo:rsid="0005dd45" officeooo:paragraph-rsid="0005dd45" style:font-size-asian="12pt" style:font-size-complex="12pt"/>
    </style:style>
    <style:style style:name="P4" style:family="paragraph" style:parent-style-name="Standard">
      <style:text-properties officeooo:rsid="00080dae" officeooo:paragraph-rsid="00080dae"/>
    </style:style>
    <style:style style:name="P5" style:family="paragraph" style:parent-style-name="Standard">
      <style:text-properties fo:color="#ff0000" fo:font-weight="bold" officeooo:rsid="00080dae" officeooo:paragraph-rsid="00080dae" style:font-weight-asian="bold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080dae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9" style:family="text">
      <style:text-properties fo:font-variant="normal" fo:text-transform="none" fo:color="#ff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ff0000" style:font-name="Times New Roman" fo:font-size="12pt" fo:letter-spacing="normal" fo:font-style="normal" fo:font-weight="bold" officeooo:rsid="0006521f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ff0000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font-name="Times New Roman" fo:font-size="12pt" fo:letter-spacing="normal" fo:font-style="normal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entry point of an application means the response to a GET request to the root route of a project</text:p>
      <text:p text:style-name="P3"><text:span text:style-name="T1"/></text:p>
      <text:p text:style-name="P3"><text:span text:style-name="T1"/></text:p>
      <text:p text:style-name="P4"><text:span text:style-name="T6"><text:s/></text:span><text:span text:style-name="T9">-g</text:span><text:span text:style-name="T2">: global argument to installed</text:span></text:p>
      <text:p text:style-name="P1"/>
      <text:p text:style-name="P1"><text:span text:style-name="T2">The </text:span><text:span text:style-name="Source_20_Text"><text:span text:style-name="T9">brushfire/node_modules/ </text:span></text:span><text:span text:style-name="T2">folder is the folder where all Brushfire dependency files are installed. This makes each project self contained and very portable.</text:span></text:p>
      <text:p text:style-name="P1"><text:span text:style-name="T2"/></text:p>
      <text:p text:style-name="P1"><text:span text:style-name="T2">By using the –</text:span><text:span text:style-name="Source_20_Text"><text:span text:style-name="T9">save </text:span></text:span><text:span text:style-name="T2">parameter npm has also added the generator as a dependency in our </text:span><text:span text:style-name="Source_20_Text"><text:span text:style-name="T9">brushfire/package.json</text:span></text:span><text:span text:style-name="Source_20_Text"><text:span text:style-name="T4"> </text:span></text:span><text:span text:style-name="T2">file</text:span></text:p>
      <text:p text:style-name="P1"><text:span text:style-name="T2"/></text:p>
      <text:p text:style-name="P1"><text:span text:style-name="T2">The </text:span><text:span text:style-name="Source_20_Text"><text:span text:style-name="T9">brushfire/package.json </text:span></text:span><text:span text:style-name="T2">file has a section that contains the names and versions of all of your Brushfire module dependencies. Inevitably modules are upgraded with brea</text:span><text:span text:style-name="T3">k</text:span><text:span text:style-name="T2">ing changes. Having a file that tracks the working versions of the modules you use in your application is a lifesaver when it comes to debugging</text:span></text:p>
      <text:p text:style-name="P1"><text:span text:style-name="T2"><text:s/></text:span></text:p>
      <text:p text:style-name="P5"><text:span text:style-name="T12">a Grunt task <text:s/></text:span><text:span text:style-name="T5">which looks for changes in <text:s/></text:span><text:span text:style-name="T7">brushfire/assets </text:span><text:span text:style-name="T5">and syncs them to </text:span><text:span text:style-name="T7">/.tmp/public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ranklin Gothic Medium" svg:font-family="'Franklin Gothic Medium', sans-serif"/>
    <style:font-face style:name="Verdana" svg:font-family="Verdana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14:07.827253035</meta:creation-date>
    <meta:generator>LibreOffice/5.1.6.2$Linux_X86_64 LibreOffice_project/10m0$Build-2</meta:generator>
    <dc:date>2018-09-10T17:21:54.903305724</dc:date>
    <meta:editing-duration>PT1H41M42S</meta:editing-duration>
    <meta:editing-cycles>3</meta:editing-cycles>
    <meta:document-statistic meta:table-count="0" meta:image-count="0" meta:object-count="0" meta:page-count="1" meta:paragraph-count="7" meta:word-count="129" meta:character-count="809" meta:non-whitespace-character-count="681"/>
  </office:meta>
</office:document-meta>
</file>